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bec" officeooo:paragraph-rsid="001bcbec"/>
    </style:style>
    <style:style style:name="P2" style:family="paragraph" style:parent-style-name="Standard">
      <style:text-properties officeooo:rsid="001bcbec" officeooo:paragraph-rsid="00248ced"/>
    </style:style>
    <style:style style:name="P3" style:family="paragraph" style:parent-style-name="Standard">
      <style:text-properties officeooo:rsid="001fde6f" officeooo:paragraph-rsid="001fde6f"/>
    </style:style>
    <style:style style:name="P4" style:family="paragraph" style:parent-style-name="Standard">
      <style:text-properties officeooo:rsid="0024212d" officeooo:paragraph-rsid="00230ccf"/>
    </style:style>
    <style:style style:name="P5" style:family="paragraph" style:parent-style-name="Standard">
      <style:text-properties style:font-name="Tahoma" fo:font-size="9pt" officeooo:rsid="001bcbec" officeooo:paragraph-rsid="001bcbec" style:font-size-asian="9pt"/>
    </style:style>
    <style:style style:name="P6" style:family="paragraph" style:parent-style-name="Standard">
      <style:text-properties style:font-name="Tahoma" fo:font-size="9pt" officeooo:rsid="001bcbec" officeooo:paragraph-rsid="00359176" style:font-size-asian="9pt"/>
    </style:style>
    <style:style style:name="P7" style:family="paragraph" style:parent-style-name="Standard">
      <style:text-properties officeooo:paragraph-rsid="00359176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ahoma" fo:font-size="9pt" style:font-size-asian="9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ahoma" fo:font-size="9pt" officeooo:paragraph-rsid="00359176" style:font-size-asian="9pt"/>
    </style:style>
    <style:style style:name="P10" style:family="paragraph" style:parent-style-name="Standard">
      <style:paragraph-properties fo:margin-left="0.635cm" fo:margin-right="0cm" fo:margin-top="0cm" fo:margin-bottom="0.002cm" loext:contextual-spacing="false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11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officeooo:paragraph-rsid="00384c1f"/>
    </style:style>
    <style:style style:name="P12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officeooo:paragraph-rsid="00388e67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Tahoma" fo:font-size="9pt" style:font-size-asian="9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P15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officeooo:paragraph-rsid="00359176"/>
    </style:style>
    <style:style style:name="P16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rsid="001bcbec" officeooo:paragraph-rsid="00359176" style:font-size-asian="9pt"/>
    </style:style>
    <style:style style:name="P17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paragraph-rsid="00359176" style:font-size-asian="9pt"/>
    </style:style>
    <style:style style:name="P18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P19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style:font-name="Tahoma" fo:font-size="9pt" officeooo:rsid="001bcbec" officeooo:paragraph-rsid="00359176" style:font-size-asian="9pt"/>
    </style:style>
    <style:style style:name="P20" style:family="paragraph" style:parent-style-name="Standard">
      <style:paragraph-properties fo:margin-top="0cm" fo:margin-bottom="0.002cm" loext:contextual-spacing="false" fo:text-align="start" style:justify-single-word="false" style:writing-mode="lr-tb"/>
      <style:text-properties style:font-name="Tahoma" fo:font-size="9pt" style:font-size-asian="9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font-name="Tahoma" fo:font-size="9pt" style:font-size-asian="9pt"/>
    </style:style>
    <style:style style:name="P22" style:family="paragraph" style:parent-style-name="Standard" style:list-style-name="L1">
      <style:text-properties officeooo:rsid="001bcbec" officeooo:paragraph-rsid="001bcbec"/>
    </style:style>
    <style:style style:name="P23" style:family="paragraph" style:parent-style-name="Standard" style:list-style-name="L1">
      <style:text-properties officeooo:rsid="001efc82" officeooo:paragraph-rsid="001efc82"/>
    </style:style>
    <style:style style:name="P24" style:family="paragraph" style:parent-style-name="Standard" style:list-style-name="L1">
      <style:text-properties officeooo:rsid="002f965d" officeooo:paragraph-rsid="002f965d"/>
    </style:style>
    <style:style style:name="P25" style:family="paragraph" style:parent-style-name="Standard" style:list-style-name="L1">
      <style:text-properties officeooo:rsid="0026d6d8" officeooo:paragraph-rsid="0026d6d8"/>
    </style:style>
    <style:style style:name="P26" style:family="paragraph" style:parent-style-name="Standard" style:list-style-name="L1">
      <style:text-properties officeooo:rsid="00267c8c" officeooo:paragraph-rsid="00267c8c"/>
    </style:style>
    <style:style style:name="P27" style:family="paragraph" style:parent-style-name="Standard" style:list-style-name="L1">
      <style:text-properties officeooo:rsid="001fde6f" officeooo:paragraph-rsid="001fde6f"/>
    </style:style>
    <style:style style:name="P28" style:family="paragraph" style:parent-style-name="Standard" style:list-style-name="L1">
      <style:text-properties officeooo:rsid="001fde6f" officeooo:paragraph-rsid="0021a619"/>
    </style:style>
    <style:style style:name="P29" style:family="paragraph" style:parent-style-name="Standard" style:list-style-name="L1">
      <style:text-properties officeooo:rsid="0027e3c9" officeooo:paragraph-rsid="001fde6f"/>
    </style:style>
    <style:style style:name="P30" style:family="paragraph" style:parent-style-name="Standard" style:list-style-name="L1">
      <style:text-properties officeooo:rsid="0021a619" officeooo:paragraph-rsid="0021a619"/>
    </style:style>
    <style:style style:name="P31" style:family="paragraph" style:parent-style-name="Standard" style:list-style-name="L1">
      <style:text-properties officeooo:rsid="00248ced" officeooo:paragraph-rsid="00248ced"/>
    </style:style>
    <style:style style:name="P32" style:family="paragraph" style:parent-style-name="Standard" style:list-style-name="L1">
      <style:text-properties officeooo:rsid="00345150" officeooo:paragraph-rsid="00345150"/>
    </style:style>
    <style:style style:name="P33" style:family="paragraph" style:parent-style-name="Standard" style:list-style-name="L1">
      <style:text-properties officeooo:rsid="002b0b56" officeooo:paragraph-rsid="00345150"/>
    </style:style>
    <style:style style:name="P34" style:family="paragraph" style:parent-style-name="Standard" style:list-style-name="L2">
      <style:text-properties officeooo:rsid="001d2a03" officeooo:paragraph-rsid="003b2c16"/>
    </style:style>
    <style:style style:name="P35" style:family="paragraph" style:parent-style-name="Standard">
      <style:text-properties officeooo:rsid="001d2a03" officeooo:paragraph-rsid="003b2c16"/>
    </style:style>
    <style:style style:name="P36" style:family="paragraph" style:parent-style-name="Standard" style:list-style-name="L2">
      <style:text-properties officeooo:rsid="001d387a" officeooo:paragraph-rsid="003b2c16"/>
    </style:style>
    <style:style style:name="P37" style:family="paragraph" style:parent-style-name="Standard" style:list-style-name="L2">
      <style:text-properties officeooo:rsid="001f8be4" officeooo:paragraph-rsid="003b2c16"/>
    </style:style>
    <style:style style:name="P38" style:family="paragraph" style:parent-style-name="Standard" style:list-style-name="WWNum1">
      <style:paragraph-properties fo:margin-left="0.635cm" fo:margin-right="0cm" fo:margin-top="0cm" fo:margin-bottom="0.002cm" loext:contextual-spacing="false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39" style:family="paragraph" style:parent-style-name="Standard" style:list-style-name="WWNum2">
      <style:paragraph-properties fo:margin-left="0.635cm" fo:margin-right="0cm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40" style:family="paragraph" style:parent-style-name="Standard" style:list-style-name="WWNum3">
      <style:paragraph-properties fo:margin-left="0.635cm" fo:margin-right="0cm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41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42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style:font-name="Tahoma" fo:font-size="9pt" officeooo:paragraph-rsid="00384c1f" style:font-size-asian="9pt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Tahoma" fo:font-size="9pt" officeooo:paragraph-rsid="00388e67" style:font-size-asian="9pt"/>
    </style:style>
    <style:style style:name="P44" style:family="paragraph" style:parent-style-name="Standard">
      <style:paragraph-properties fo:text-align="start" style:justify-single-word="false" style:writing-mode="lr-tb"/>
    </style:style>
    <style:style style:name="P45" style:family="paragraph" style:parent-style-name="Standard" style:list-style-name="L2">
      <style:paragraph-properties fo:text-align="start" style:justify-single-word="false" style:writing-mode="lr-tb"/>
      <style:text-properties style:font-name="Tahoma" fo:font-size="9pt" officeooo:rsid="001f8be4" officeooo:paragraph-rsid="003b2c16" style:font-size-asian="9pt"/>
    </style:style>
    <style:style style:name="P46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T1" style:family="text">
      <style:text-properties officeooo:rsid="001fde6f"/>
    </style:style>
    <style:style style:name="T2" style:family="text">
      <style:text-properties officeooo:rsid="0023e06a"/>
    </style:style>
    <style:style style:name="T3" style:family="text">
      <style:text-properties officeooo:rsid="0026d6d8"/>
    </style:style>
    <style:style style:name="T4" style:family="text">
      <style:text-properties officeooo:rsid="002d9718"/>
    </style:style>
    <style:style style:name="T5" style:family="text">
      <style:text-properties officeooo:rsid="002f965d"/>
    </style:style>
    <style:style style:name="T6" style:family="text">
      <style:text-properties officeooo:rsid="00316355"/>
    </style:style>
    <style:style style:name="T7" style:family="text">
      <style:text-properties officeooo:rsid="00321900"/>
    </style:style>
    <style:style style:name="T8" style:family="text">
      <style:text-properties style:font-name="Tahoma" fo:font-size="9pt" style:font-size-asian="9pt"/>
    </style:style>
    <style:style style:name="T9" style:family="text">
      <style:text-properties style:font-name="Tahoma" fo:font-size="9pt" officeooo:rsid="001bcbec" style:font-size-asian="9pt"/>
    </style:style>
    <style:style style:name="T10" style:family="text">
      <style:text-properties style:font-name="Tahoma" fo:font-size="9pt" officeooo:rsid="00384c1f" style:font-size-asian="9pt"/>
    </style:style>
    <style:style style:name="T11" style:family="text">
      <style:text-properties style:font-name="Tahoma" fo:font-size="9pt" officeooo:rsid="00388e67" style:font-size-asian="9pt"/>
    </style:style>
    <style:style style:name="T12" style:family="text">
      <style:text-properties officeooo:rsid="00345150"/>
    </style:style>
    <style:style style:name="T13" style:family="text">
      <style:text-properties fo:color="#0000ff" style:font-name="Tahoma" fo:font-size="9pt" style:text-underline-style="solid" style:text-underline-width="auto" style:text-underline-color="font-color" officeooo:rsid="001bcbec" style:font-name-asian="Tahoma1" style:font-size-asian="9pt" style:font-name-complex="Tahoma1"/>
    </style:style>
    <style:style style:name="T14" style:family="text">
      <style:text-properties officeooo:rsid="00384c1f"/>
    </style:style>
    <style:style style:name="T15" style:family="text">
      <style:text-properties officeooo:rsid="001d38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visão</text:span>:</text:p>
      <text:p text:style-name="P1"/>
      <text:list xml:id="list3602844417" text:style-name="L1">
        <text:list-item>
          <text:p text:style-name="P22">Diagrama de Estados:</text:p>
          <text:list>
            <text:list-header>
              <text:p text:style-name="P23"/>
            </text:list-header>
            <text:list-item>
              <text:p text:style-name="P22">Verificar a utilização do endpoint</text:p>
            </text:list-item>
            <text:list-item>
              <text:p text:style-name="P24">Verificar utilização do fork</text:p>
            </text:list-item>
            <text:list-item>
              <text:p text:style-name="P22">“<text:span text:style-name="T1">manutenção em execução” - <text:s/>nome estranho</text:span></text:p>
            </text:list-item>
            <text:list-item>
              <text:p text:style-name="P25"><text:span text:style-name="T4">O sistema deve avisar o estado de </text:span>atrasado/adiantado? </text:p>
            </text:list-item>
            <text:list-item>
              <text:p text:style-name="P26"><text:span text:style-name="T4">O sistema deve</text:span> <text:span text:style-name="T3">exportar </text:span>relatório<text:span text:style-name="T5">s</text:span>? Avisos?</text:p>
            </text:list-item>
          </text:list>
        </text:list-item>
      </text:list>
      <text:p text:style-name="P1"/>
      <text:list xml:id="list174140988711705" text:continue-numbering="true" text:style-name="L1">
        <text:list-item>
          <text:p text:style-name="P22">BPMN:</text:p>
          <text:list>
            <text:list-item>
              <text:p text:style-name="P27">Consultas</text:p>
            </text:list-item>
            <text:list-item>
              <text:p text:style-name="P27"><text:span text:style-name="T6">Verificar a r</text:span>epresentação <text:span text:style-name="T6">de</text:span> entrada de alterações </text:p>
            </text:list-item>
            <text:list-item>
              <text:p text:style-name="P27">Homologação da obra <text:span text:style-name="T7">pode ter um fluxo de retorno (não homologado?)</text:span></text:p>
              <text:p text:style-name="P27"/>
            </text:list-item>
          </text:list>
        </text:list-item>
      </text:list>
      <text:p text:style-name="P3"/>
      <text:list xml:id="list174140448653965" text:continue-numbering="true" text:style-name="L1">
        <text:list-item>
          <text:p text:style-name="P22">Requisitos:</text:p>
          <text:list>
            <text:list-header>
              <text:p text:style-name="P29"/>
              <text:list>
                <text:list-item>
                  <text:p text:style-name="P28"><text:span text:style-name="T2">Registro</text:span>: </text:p>
                  <text:list>
                    <text:list-item>
                      <text:p text:style-name="P30"><text:span text:style-name="T12">O sistema deve </text:span>ordenar automaticamente os agendamentos?</text:p>
                    </text:list-item>
                    <text:list-item>
                      <text:p text:style-name="P30">A rota deve ser gerada sobre a imagem ou também é necessária leitura com gps?</text:p>
                    </text:list-item>
                  </text:list>
                </text:list-item>
              </text:list>
            </text:list-header>
          </text:list>
        </text:list-item>
      </text:list>
      <text:p text:style-name="P4"/>
      <text:list xml:id="list174138902677546" text:continue-numbering="true" text:style-name="L1">
        <text:list-item>
          <text:list>
            <text:list-item>
              <text:list>
                <text:list-item>
                  <text:p text:style-name="P31">Consultas:</text:p>
                  <text:list>
                    <text:list-item>
                      <text:p text:style-name="P32">Consulta do usuário empresa</text:p>
                      <text:p text:style-name="P33"/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/>
      <text:p text:style-name="P1"/>
      <text:p text:style-name="P5">O sistema deve armazenar automaticamente o estado do registro de manutenção, a data de mudança e o usuario responsavel.</text:p>
      <text:p text:style-name="P8">Ainda, possibilitar a visualizaçao de detalhes das obras de manutençao de acordo com os filtros especificados nos Requisitos Funcionais.</text:p>
      <text:p text:style-name="P8"/>
      <text:p text:style-name="P8"/>
      <text:p text:style-name="P9">o sistema de coordenada projetadas (EPSG:4087), </text:p>
      <text:p text:style-name="P9">que possibilite a navegação do usuário (zoom in/out; mover parde satélite, </text:p>
      <text:p text:style-name="P9">camada de regiões administrativas, camada de rodovias, camada de centros administrativos. </text:p>
      <text:p text:style-name="P7"><text:span text:style-name="T9">Com serviço ainda deve centralizar o mapa de acordo com o endereço (</text:span><text:span text:style-name="T13">RFS0000 - Inserir endereço</text:span><text:span text:style-name="T9"> )</text:span></text:p>
      <text:p text:style-name="P6"/>
      <text:p text:style-name="P6"/>
      <text:p text:style-name="P6"/>
      <text:p text:style-name="P7"><text:span text:style-name="T9">O </text:span><text:span text:style-name="T8">administrador detem a permissão para gerar usuários do tipo Gerente e Administrador. </text:span></text:p>
      <text:p text:style-name="P8"/>
      <text:p text:style-name="P8">Os tipos Visitante e Empresa devem estar disponíveis para ser criados #duvida</text:p>
      <text:p text:style-name="P8"/>
      <text:p text:style-name="P8">O formulário deve registrar os seguintes campos:</text:p>
      <text:p text:style-name="P35">Inserir novo usuário</text:p>
      <text:p text:style-name="P35"/>
      <text:p text:style-name="P35">O sistema deve gerar um formulário para cadastrar novos usuários.</text:p>
      <text:p text:style-name="P35">Apenas o administrador tem permissão para gerar usuários do tipo Gerente e Administrador. </text:p>
      <text:p text:style-name="P35"/>
      <text:p text:style-name="P35">O formulário deve registrar os seguintes campos:</text:p>
      <text:p text:style-name="P35"/>
      <text:list xml:id="list3808707843" text:style-name="L2">
        <text:list-item>
          <text:p text:style-name="P34">Tipo de usuário (Gerente <text:span text:style-name="T15">ou</text:span> Administrador <text:span text:style-name="T15">ou</text:span> Usuário)</text:p>
        </text:list-item>
        <text:list-item>
          <text:p text:style-name="P34">*</text:p>
          <text:list>
            <text:list-item>
              <text:p text:style-name="P34">Gerente:</text:p>
              <text:list>
                <text:list-item>
                  <text:p text:style-name="P34">Nome completo <text:span text:style-name="T15">(Alfanumérico com até 50 caracteres; obrigatório)</text:span></text:p>
                </text:list-item>
                <text:list-item>
                  <text:p text:style-name="P36">Data de nascimento (Data; obrigatório; dd/mm/aa)</text:p>
                </text:list-item>
                <text:list-item>
                  <text:p text:style-name="P34">Setor <text:span text:style-name="T15">(Técnico ou Financeiro)</text:span></text:p>
                </text:list-item>
                <text:list-item>
                  <text:p text:style-name="P36"><text:soft-page-break/>CPF (Alfanumérico com até 11 caracteres; obrigatório; xxxxxxxxxxx)</text:p>
                </text:list-item>
                <text:list-item>
                  <text:p text:style-name="P36">E-mail (Alfanumérico com até 20 caracteres; obrigatório; deverá conter @)</text:p>
                </text:list-item>
                <text:list-item>
                  <text:p text:style-name="P36">Telefone para contato (Alfanumérico com até 13 caracteres; obrigatório; (xx)xxxxxxxxx)</text:p>
                </text:list-item>
                <text:list-item>
                  <text:p text:style-name="P36"/>
                </text:list-item>
              </text:list>
            </text:list-item>
          </text:list>
        </text:list-item>
      </text:list>
      <text:p text:style-name="P35"/>
      <text:list xml:id="list174139027602396" text:continue-numbering="true" text:style-name="L2">
        <text:list-item>
          <text:list>
            <text:list-item>
              <text:p text:style-name="P36">Usuário</text:p>
              <text:list>
                <text:list-item>
                  <text:p text:style-name="P34">Nome completo <text:span text:style-name="T15">(Alfanumérico com até 50 caracteres; obrigatório)</text:span></text:p>
                </text:list-item>
                <text:list-item>
                  <text:p text:style-name="P36">CPF (Alfanumérico com até 11 caracteres; obrigatório; xxxxxxxxxxx)</text:p>
                </text:list-item>
                <text:list-item>
                  <text:p text:style-name="P36">E-mail (Alfanumérico com até 20 caracteres; obrigatório; deverá conter @)</text:p>
                </text:list-item>
                <text:list-item>
                  <text:p text:style-name="P36">Telefone para contato (Alfanumérico com até 13 caracteres; obrigatório; (xx)xxxxxxxxx)</text:p>
                </text:list-item>
                <text:list-item>
                  <text:p text:style-name="P36"/>
                  <text:p text:style-name="P34"/>
                </text:list-item>
              </text:list>
            </text:list-item>
            <text:list-item>
              <text:p text:style-name="P36">Adminitrador</text:p>
              <text:list>
                <text:list-item>
                  <text:p text:style-name="P34">Nome completo <text:span text:style-name="T15">(Alfanumérico com até 50 caracteres; obrigatório)</text:span></text:p>
                </text:list-item>
                <text:list-item>
                  <text:p text:style-name="P36">Data de nascimento (Data; obrigatório; dd/mm/aa)</text:p>
                </text:list-item>
                <text:list-item>
                  <text:p text:style-name="P36">CPF (Alfanumérico com até 11 caracteres; obrigatório; xxxxxxxxxxx)</text:p>
                </text:list-item>
                <text:list-item>
                  <text:p text:style-name="P36">E-mail (Alfanumérico com até 20 caracteres; obrigatório; deverá conter @)</text:p>
                </text:list-item>
                <text:list-item>
                  <text:p text:style-name="P36">Telefone para contato (Alfanumérico com até 13 caracteres; obrigatório; (xx)xxxxxxxxx)</text:p>
                </text:list-item>
                <text:list-item>
                  <text:p text:style-name="P36"/>
                  <text:p text:style-name="P34"/>
                </text:list-item>
              </text:list>
            </text:list-item>
            <text:list-item>
              <text:p text:style-name="P36">Empresa </text:p>
              <text:list>
                <text:list-item>
                  <text:p text:style-name="P34">Razão social <text:span text:style-name="T15">(Alfanumérico com até 50 caracteres; obrigatório)</text:span></text:p>
                </text:list-item>
                <text:list-item>
                  <text:p text:style-name="P34">Nome fictício <text:span text:style-name="T15">(Alfanumérico com até 50 caracteres; opcional)</text:span></text:p>
                </text:list-item>
                <text:list-item>
                  <text:p text:style-name="P34">CNPJ (<text:span text:style-name="T15">(Alfanumérico com até 18 caracteres; obrigatório; xx.xxx.xxx/xxxx-xx)</text:span></text:p>
                </text:list-item>
                <text:list-item>
                  <text:p text:style-name="P37">Logradouro (<text:span text:style-name="T15">Alfanuméri</text:span>c<text:span text:style-name="T15">o com até </text:span>7<text:span text:style-name="T15">0 caracteres; obrigatório)</text:span></text:p>
                </text:list-item>
                <text:list-item>
                  <text:p text:style-name="P37">Complemento <text:span text:style-name="T15">(Alfanumérico com até </text:span>2<text:span text:style-name="T15">0 caracteres; obrigatório)</text:span></text:p>
                </text:list-item>
                <text:list-item>
                  <text:p text:style-name="P37">UF <text:span text:style-name="T15">(</text:span>Lista de unidades federativas do Brasil<text:span text:style-name="T15">; obrigatório; </text:span>xx<text:span text:style-name="T15">)</text:span></text:p>
                </text:list-item>
                <text:list-item>
                  <text:p text:style-name="P37">Município (Lista de municípios de acordo com a UF selecionada; obrigatório)</text:p>
                </text:list-item>
                <text:list-item>
                  <text:p text:style-name="P37">Nome do responsável <text:span text:style-name="T15">(Alfanumérico com até 50 caracteres; obrigatório)</text:span></text:p>
                </text:list-item>
                <text:list-item>
                  <text:p text:style-name="P37">CPF do responsável <text:span text:style-name="T15">(Alfanumérico com até </text:span>11<text:span text:style-name="T15"> caracteres; obrigatório; </text:span>xxxxxxxxxxx<text:span text:style-name="T15">)</text:span></text:p>
                </text:list-item>
                <text:list-item>
                  <text:p text:style-name="P45"/>
                </text:list-item>
              </text:list>
            </text:list-item>
          </text:list>
        </text:list-item>
      </text:list>
      <text:p text:style-name="P19"/>
      <text:p text:style-name="P16"/>
      <text:p text:style-name="P16"/>
      <text:p text:style-name="P16"/>
      <text:p text:style-name="P16">RFS0022 - Homologar orçamento</text:p>
      <text:p text:style-name="P16"/>
      <text:p text:style-name="P15"><text:span text:style-name="T9">O </text:span><text:span text:style-name="T8">sistema deve permitir ao usuário Gerente financeiro Aprovar ou reprovar o orçamento. </text:span></text:p>
      <text:p text:style-name="P8">Esta ação modifica o status do registro, que passa de:</text:p>
      <text:p text:style-name="P17">"Aguardando aprovação" para "Orçamento aprovado/Orçamento reprovado"</text:p>
      <text:p text:style-name="P16"/>
      <text:p text:style-name="P16"/>
      <text:p text:style-name="P18">Lista estática de Municípios/ Estados</text:p>
      <text:p text:style-name="P18"/>
      <text:p text:style-name="P14">A<text:span text:style-name="T14">C</text:span></text:p>
      <text:p text:style-name="P42">AL</text:p>
      <text:p text:style-name="P42">AP</text:p>
      <text:p text:style-name="P42">AM</text:p>
      <text:p text:style-name="P42">BA</text:p>
      <text:p text:style-name="P41">CE</text:p>
      <text:p text:style-name="P41">DF</text:p>
      <text:p text:style-name="P41">ES</text:p>
      <text:p text:style-name="P41">GO</text:p>
      <text:p text:style-name="P41">MA</text:p>
      <text:p text:style-name="P41">MT</text:p>
      <text:p text:style-name="P41"><text:soft-page-break/>MS</text:p>
      <text:p text:style-name="P41">MG</text:p>
      <text:p text:style-name="P41">PA</text:p>
      <text:p text:style-name="P41">PB</text:p>
      <text:p text:style-name="P41">PR</text:p>
      <text:p text:style-name="P41">PE</text:p>
      <text:p text:style-name="P41">PI</text:p>
      <text:p text:style-name="P41">RJ</text:p>
      <text:p text:style-name="P41">RN</text:p>
      <text:p text:style-name="P41">RS</text:p>
      <text:p text:style-name="P11"><text:span text:style-name="T10">R</text:span><text:span text:style-name="T8">O</text:span></text:p>
      <text:p text:style-name="P42">RR</text:p>
      <text:p text:style-name="P41">SC</text:p>
      <text:p text:style-name="P12"><text:span text:style-name="T11">S</text:span><text:span text:style-name="T8">P</text:span></text:p>
      <text:p text:style-name="P12"><text:span text:style-name="T11">S</text:span><text:span text:style-name="T8">E</text:span></text:p>
      <text:p text:style-name="P43">TO</text:p>
      <text:p text:style-name="P18"/>
      <text:p text:style-name="P18"/>
      <text:p text:style-name="P18"/>
      <text:p text:style-name="P18">-Data prevista para conclusão</text:p>
      <text:p text:style-name="P44"><text:span text:style-name="T8">-Nível de urgencia</text:span></text:p>
      <text:p text:style-name="P18">-Gerar o mapa contendo o ponto de início e fim do trecho de rodovia a sofrer manuten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1:37:55.332019276</meta:creation-date>
    <dc:date>2018-05-22T17:41:38.733300615</dc:date>
    <meta:editing-duration>PT13H3M56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3" meta:paragraph-count="103" meta:word-count="587" meta:character-count="3936" meta:non-whitespace-character-count="3419"/>
  </office:meta>
</office:document-meta>
</file>